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e852a"/>
    </style:style>
    <style:style style:name="P2" style:family="paragraph" style:parent-style-name="Standard" style:list-style-name="L1">
      <style:text-properties officeooo:paragraph-rsid="00200478"/>
    </style:style>
    <style:style style:name="T1" style:family="text">
      <style:text-properties officeooo:rsid="001e852a"/>
    </style:style>
    <style:style style:name="T2" style:family="text">
      <style:text-properties officeooo:rsid="002004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82580987" text:style-name="L1">
        <text:list-item>
          <text:p text:style-name="P1"><text:span text:style-name="T1">Поиск показателя распределения бит представленных по критерию Коха-Жао для пустых и непустых К.</text:span></text:p>
          <text:p text:style-name="P2"><text:span text:style-name="T2">– При встраивании шифрованной или случайной последовательности с нормальным распределением выявление различий пустого и заполненного К выполнить очень сложно, т. к. в обоих случаях биты распределены почти одинаково (дельта-модуляция колеблется в пределах -2:2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5T13:02:34</meta:creation-date>
    <meta:generator>OpenOffice.org/3.2$Linux OpenOffice.org_project/320m19$Build-9505</meta:generator>
    <dc:date>2011-02-15T14:20:09</dc:date>
    <meta:editing-duration>PT01H17M41S</meta:editing-duration>
    <meta:editing-cycles>2</meta:editing-cycles>
    <meta:document-statistic meta:table-count="0" meta:image-count="0" meta:object-count="0" meta:page-count="1" meta:paragraph-count="2" meta:word-count="47" meta:character-count="357"/>
  </office:meta>
</office:document-meta>
</file>